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2c1a3b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ccafb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officeooo:rsid="000a5b40"/>
    </style:style>
    <style:style style:name="T12" style:family="text">
      <style:text-properties officeooo:rsid="000ae24d"/>
    </style:style>
    <style:style style:name="T13" style:family="text">
      <style:text-properties officeooo:rsid="000d5974"/>
    </style:style>
    <style:style style:name="T14" style:family="text">
      <style:text-properties officeooo:rsid="001086bb"/>
    </style:style>
    <style:style style:name="T15" style:family="text">
      <style:text-properties officeooo:rsid="00119dc8"/>
    </style:style>
    <style:style style:name="T16" style:family="text">
      <style:text-properties officeooo:rsid="001312e3"/>
    </style:style>
    <style:style style:name="T17" style:family="text">
      <style:text-properties officeooo:rsid="00146bc9"/>
    </style:style>
    <style:style style:name="T18" style:family="text">
      <style:text-properties officeooo:rsid="00178c7f"/>
    </style:style>
    <style:style style:name="T19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1" style:family="text">
      <style:text-properties officeooo:rsid="001bfe8f"/>
    </style:style>
    <style:style style:name="T22" style:family="text">
      <style:text-properties officeooo:rsid="001c3fd2"/>
    </style:style>
    <style:style style:name="T23" style:family="text">
      <style:text-properties officeooo:rsid="001f0d57"/>
    </style:style>
    <style:style style:name="T24" style:family="text">
      <style:text-properties officeooo:rsid="001ff490"/>
    </style:style>
    <style:style style:name="T25" style:family="text">
      <style:text-properties officeooo:rsid="0021c047"/>
    </style:style>
    <style:style style:name="T26" style:family="text">
      <style:text-properties officeooo:rsid="00244e7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1">NACIONAL DE SANEAMENTO BÁSICO</text:span> – <text:span text:style-name="T21">PNSB</text:span><text:span text:style-name="T11"> </text:span>20<text:span text:style-name="T14">2</text:span><text:span text:style-name="T18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6">Camboriú</text:span><text:span text:style-name="T13">, </text:span><text:span text:style-name="T16">26</text:span>, <text:s/>– sala<text:span text:style-name="T16">s</text:span> <text:span text:style-name="T16">402 e 403</text:span><text:span text:style-name="T13">,</text:span> <text:span text:style-name="T13">Bairro </text:span><text:span text:style-name="T16">Centro</text:span></text:p>
            <text:p text:style-name="P6">88301-<text:span text:style-name="T13">4</text:span><text:span text:style-name="T16">50</text:span> – Itajaí/SC</text:p>
            <text:p text:style-name="P11">Tel.: <text:span text:style-name="T22">(35) 98877</text:span>-2<text:span text:style-name="T22">380</text:span> (whatsapp) / (47) 3348-2351<text:span text:style-name="T15"> </text:span></text:p>
            <text:p text:style-name="P19"><text:span text:style-name="T1">e-mail</text:span><text:span text:style-name="T2">s</text:span><text:span text:style-name="T1">: </text:span><text:span text:style-name="T20">gustavo.m.oliveira</text:span><text:span text:style-name="Internet_20_link"><text:span text:style-name="T19">@ibge.gov.br</text:span></text:span></text:p>
            <text:p text:style-name="P19"><text:span text:style-name="Internet_20_link"><text:span text:style-name="T19">agitajai@ibge.gov.</text:span></text:span><text:span text:style-name="Internet_20_link"><text:span text:style-name="T20">b</text:span></text:span><text:span text:style-name="Internet_20_link"><text:span text:style-name="T19">r</text:span></text:span></text:p>
            <text:p text:style-name="Standard"><text:span text:style-name="T19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6">QUESTIONÁRIO</text:span> DE COLETA</text:p>
      <text:p text:style-name="Standard"/>
      <text:p text:style-name="P6"><text:span text:style-name="T6">Informante</text:span>: <text:span text:style-name="T8">Prefeitura Municipal de </text:span><text:span text:style-name="T10">Balneário Camboriú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4">, contendo os seguintes blocos: Identificação do Município, Identificação do Prestador do Serviço, Responsável pela Informação do Prestador de Serviço, Caracterização </text:span><text:span text:style-name="T23">d</text:span><text:span text:style-name="T14">o Prestador </text:span><text:span text:style-name="T23">d</text:span><text:span text:style-name="T14">e Serviço, Aspectos legais, </text:span><text:span text:style-name="T23">S</text:span><text:span text:style-name="T14">erviço(s) de </text:span><text:span text:style-name="T23">L</text:span><text:span text:style-name="T14">impeza </text:span><text:span text:style-name="T23">U</text:span><text:span text:style-name="T14">rbana e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</text:span><text:span text:style-name="T23">R</text:span><text:span text:style-name="T14">ealizado(s) por </text:span><text:span text:style-name="T23">T</text:span><text:span text:style-name="T14">erceiro(s), </text:span><text:span text:style-name="T23">V</text:span><text:span text:style-name="T14">arrição, </text:span><text:span text:style-name="T23">C</text:span><text:span text:style-name="T14">apina e </text:span><text:span text:style-name="T23">C</text:span><text:span text:style-name="T14">oleta de </text:span><text:span text:style-name="T23">R</text:span><text:span text:style-name="T14">esíduos </text:span><text:span text:style-name="T23">S</text:span><text:span text:style-name="T14">ólidos </text:span><text:span text:style-name="T23">D</text:span><text:span text:style-name="T14">omésticos e </text:span><text:span text:style-name="T23">P</text:span><text:span text:style-name="T14">úblicos, </text:span><text:span text:style-name="T23">S</text:span><text:span text:style-name="T14">erviço de </text:span><text:span text:style-name="T23">L</text:span><text:span text:style-name="T14">impeza </text:span><text:span text:style-name="T23">U</text:span><text:span text:style-name="T14">rbana e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em </text:span><text:span text:style-name="T23">Á</text:span><text:span text:style-name="T14">reas </text:span><text:span text:style-name="T23">E</text:span><text:span text:style-name="T14">speciais, </text:span><text:span text:style-name="T23">S</text:span><text:span text:style-name="T14">erviço de </text:span><text:span text:style-name="T23">C</text:span><text:span text:style-name="T14">oleta </text:span><text:span text:style-name="T23">S</text:span><text:span text:style-name="T14">eletiva,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</text:span><text:span text:style-name="T23">E</text:span><text:span text:style-name="T14">speciais, </text:span><text:span text:style-name="T23">U</text:span><text:span text:style-name="T14">nidade(s) de </text:span><text:span text:style-name="T23">D</text:span><text:span text:style-name="T14">estinação/</text:span><text:span text:style-name="T23">D</text:span><text:span text:style-name="T14">isposição </text:span><text:span text:style-name="T23">F</text:span><text:span text:style-name="T14">inal dos </text:span><text:span text:style-name="T23">R</text:span><text:span text:style-name="T14">esíduos </text:span><text:span text:style-name="T23">S</text:span><text:span text:style-name="T14">ólidos, </text:span><text:span text:style-name="T23">E</text:span><text:span text:style-name="T14">ntidade de </text:span><text:span text:style-name="T23">C</text:span><text:span text:style-name="T14">atadores, </text:span><text:span text:style-name="T23">I</text:span><text:span text:style-name="T14">nformações sobre </text:span><text:span text:style-name="T23">V</text:span><text:span text:style-name="T14">eículos e </text:span><text:span text:style-name="T23">E</text:span><text:span text:style-name="T14">quipamentos, </text:span><text:span text:style-name="T23">E</text:span><text:span text:style-name="T14">ducação </text:span><text:span text:style-name="T23">A</text:span><text:span text:style-name="T14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7">as informações necessárias para o preenchimento da </text:span>Pesquisa <text:span text:style-name="T24">Nacional de Saneamento Básico</text:span> – 20<text:span text:style-name="T14">2</text:span><text:span text:style-name="T18">4 </text:span><text:span text:style-name="T16">–,</text:span> <text:span text:style-name="T14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2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4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4">Chefe Substituto</text:span> do IBGE em Itajaí <text:span text:style-name="T16">e Região</text:span> <text:span text:style-name="T18">da AMFRI</text:span></text:p>
      <text:p text:style-name="P14">Matrícula <text:span text:style-name="T25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2:51.140000000</meta:print-date>
    <dc:date>2025-06-27T14:30:29.666000000</dc:date>
    <meta:editing-duration>P15DT3H49M9S</meta:editing-duration>
    <meta:editing-cycles>42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98" meta:character-count="2531" meta:non-whitespace-character-count="2251"/>
  </office:meta>
</office:document-meta>
</file>